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6000000477B14666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.0917in" svg:y="0.95in" svg:width="6.6929in" svg:height="6.8299in" draw:z-index="0"><draw:image xlink:href="Pictures/100000010000046000000477B14666C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4T09:41:54.320093350</meta:creation-date>
    <dc:date>2025-03-24T09:42:37.294427593</dc:date>
    <meta:editing-duration>PT4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